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list-style-name="L2">
      <style:paragraph-properties fo:text-align="justify"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list-style-name="L2">
      <style:paragraph-properties fo:text-align="justify"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Standard" style:list-style-name="L2">
      <style:paragraph-properties fo:text-align="justify" style:justify-single-word="false"/>
    </style:style>
    <style:style style:name="P7" style:family="paragraph" style:parent-style-name="Standard" style:list-style-name="L2">
      <style:paragraph-properties fo:text-align="justify" style:justify-single-word="false"/>
      <style:text-properties fo:font-weight="bold" style:font-weight-asian="bold" style:font-weight-complex="bold"/>
    </style:style>
    <style:style style:name="P8" style:family="paragraph" style:parent-style-name="Standard" style:list-style-name="L2">
      <style:paragraph-properties fo:text-align="justify" style:justify-single-word="false"/>
      <style:text-properties fo:font-weight="normal" style:font-weight-asian="normal" style:font-weight-complex="normal"/>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QL ANTIPATTERNS</text:p>
      <text:p text:style-name="P5"/>
      <text:p text:style-name="P3"/>
      <text:list xml:id="list4847763131457537455" text:style-name="L2">
        <text:list-item>
          <text:p text:style-name="P2">Antipatron Evitando la interseccion</text:p>
          <text:p text:style-name="P4">En casos de una relacion de muchos a muchos, la mejor solucion es crear una tabla de interseccion</text:p>
          <text:p text:style-name="P4"/>
          <text:list>
            <text:list-item>
              <text:p text:style-name="P6"><text:span text:style-name="T1">Objetivo: </text:span><text:span text:style-name="T2">Almacencar atributos de multivalor. Cuando una columna en una tabla tiene un valor podemos elegir un tipo de dato sql para representar una sola instancia del valor, por ejemplo date, integer o string pero ¿como almacenamos una colección de valore relacionados en una columna?</text:span></text:p>
              <text:p text:style-name="P6"><text:span text:style-name="T2">En el ejemplo bug.tracking database, podemos asociar un producto con un contacto usando la columna integer de la tabla producto. Cada cuenta puede tener muchos productos, y cada producto referencia a un contacto, asi que tenemos una relacion de muchos a uno entre productos y accounts. Conforme el projecto madura, nos damos cuenta que el producto puede tener multiples contacts. Ademas de la relacion de muchos a uno, tambien necesitamos soportar <text:s/>una relacion de uno a muchos de products a accounts. Una fila en la table products puede ser capaz de tener mas de un contacto.</text:span></text:p>
            </text:list-item>
            <text:list-item>
              <text:p text:style-name="P7"><text:span text:style-name="T3">Antipatron: Formato de listas separadas por coma</text:span></text:p>
              <text:p text:style-name="P8"><text:span text:style-name="T3">Para minimizar los cambios en la estructura de la bd, algunos programadores pueden decidir redefinir <text:s/>la columna account_id como un varchar, asi de esa manera pueden listar multiples accounts id en la columna, separado por comas.</text:span></text:p>
            </text:list-item>
            <text:list-item>
              <text:p text:style-name="P7"><text:span text:style-name="T3"/></text:p>
            </text:list-item>
          </text:list>
        </text:list-item>
        <text:list-item>
          <text:p text:style-name="P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03T20:22:46.95</meta:creation-date>
    <dc:date>2017-12-10T23:43:58.09</dc:date>
    <dc:creator>cv </dc:creator>
    <meta:editing-duration>PT5H4M32S</meta:editing-duration>
    <meta:editing-cycles>3</meta:editing-cycles>
    <meta:generator>OpenOffice/4.1.4$Win32 OpenOffice.org_project/414m5$Build-9788</meta:generator>
    <meta:document-statistic meta:table-count="0" meta:image-count="0" meta:object-count="0" meta:page-count="1" meta:paragraph-count="7" meta:word-count="211" meta:character-count="1292"/>
  </office:meta>
</office:document-meta>
</file>